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orace A. Nathan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23, 1896</text:p>
      <text:p text:style-name="P6">Month<text:tab/><text:tab/><text:tab/><text:tab/><text:tab/><text:tab/>August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Atlantic City</text:p>
      <text:p text:style-name="P6">State<text:tab/><text:tab/><text:tab/><text:tab/><text:tab/><text:tab/>NJ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THE IRVINGTON/</text:p>
      <text:p text:style-name="P2">ATLANTIC CITY, N. J./</text:p>
      <text:p text:style-name="P2">CHAMBERS &amp; HOOPES./</text:p>
      <text:p text:style-name="P4">Aug. 23rd 1896./</text:p>
      <text:p text:style-name="P3">My Dear Doctor/</text:p>
      <text:p text:style-name="P3"><text:tab/>I am just in re-/ceipt of yours and was more than/ pleased to see it was in your own/ hand writing./</text:p>
      <text:p text:style-name="P3">I shall leave here on Wednesday/ 26th inst. and will make an effort/ to see you on that day--if not/ I will surely call on the day following/ I am/ Truly Yours/ Horace A. Natha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27:09.02</meta:creation-date>
    <dc:date>2012-01-05T14:30:04.55</dc:date>
    <dc:creator>Penn Libraries</dc:creator>
    <meta:editing-duration>PT00H02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38" meta:character-count="1636"/>
  </office:meta>
</office:document-meta>
</file>